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61.15mm"/>
    </style:style>
    <style:style style:name="co9" style:family="table-column">
      <style:table-column-properties fo:break-before="auto" style:column-width="33.23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0.74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43.73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36.81mm"/>
    </style:style>
    <style:style style:name="co19" style:family="table-column">
      <style:table-column-properties fo:break-before="auto" style:column-width="62.81mm"/>
    </style:style>
    <style:style style:name="co20" style:family="table-column">
      <style:table-column-properties fo:break-before="auto" style:column-width="32.4mm"/>
    </style:style>
    <style:style style:name="co21" style:family="table-column">
      <style:table-column-properties fo:break-before="auto" style:column-width="57.27mm"/>
    </style:style>
    <style:style style:name="co22" style:family="table-column">
      <style:table-column-properties fo:break-before="auto" style:column-width="27.15mm"/>
    </style:style>
    <style:style style:name="co23" style:family="table-column">
      <style:table-column-properties fo:break-before="auto" style:column-width="15.52mm"/>
    </style:style>
    <style:style style:name="co24" style:family="table-column">
      <style:table-column-properties fo:break-before="auto" style:column-width="44.0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Standard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1">
      <style:text-properties style:font-name="Liberation Sans" fo:font-weight="bold"/>
    </style:style>
    <style:style style:name="ce2" style:family="table-cell" style:parent-style-name="Default1">
      <style:text-properties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1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breviatu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Empalm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GR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unto inicial</text:p>
          </table:table-cell>
          <table:table-cell table:style-name="ce2" office:value-type="string" calcext:value-type="string">
            <text:p>Punto final</text:p>
          </table:table-cell>
          <table:table-cell table:style-name="ce2" office:value-type="string" calcext:value-type="string">
            <text:p>Progresiva inicial</text:p>
          </table:table-cell>
          <table:table-cell table:style-name="ce2" office:value-type="string" calcext:value-type="string">
            <text:p>Progresiva final</text:p>
          </table:table-cell>
          <table:table-cell table:style-name="ce3" office:value-type="string" calcext:value-type="string">
            <text:p>Código est. inicial</text:p>
          </table:table-cell>
          <table:table-cell table:style-name="ce3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  <table:table-cell office:value-type="float" office:value="3780" calcext:value-type="float">
            <text:p>3780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  <table:table-cell office:value-type="float" office:value="3810" calcext:value-type="float">
            <text:p>3810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10" calcext:value-type="float">
            <text:p>3910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  <table:table-cell office:value-type="float" office:value="3930" calcext:value-type="float">
            <text:p>3930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  <table:table-cell office:value-type="float" office:value="4020" calcext:value-type="float">
            <text:p>4020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  <table:table-cell office:value-type="float" office:value="4040" calcext:value-type="float">
            <text:p>404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  <table:table-cell office:value-type="float" office:value="4220" calcext:value-type="float">
            <text:p>42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  <table:table-cell office:value-type="float" office:value="4230" calcext:value-type="float">
            <text:p>4230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269" calcext:value-type="float">
            <text:p>426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  <table:table-cell office:value-type="float" office:value="4270" calcext:value-type="float">
            <text:p>4270</text:p>
          </table:table-cell>
          <table:table-cell office:value-type="float" office:value="4289" calcext:value-type="float">
            <text:p>428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4419" calcext:value-type="float">
            <text:p>441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59" calcext:value-type="float">
            <text:p>445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4489" calcext:value-type="float">
            <text:p>448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  <table:table-cell office:value-type="float" office:value="4490" calcext:value-type="float">
            <text:p>4490</text:p>
          </table:table-cell>
          <table:table-cell office:value-type="float" office:value="4509" calcext:value-type="float">
            <text:p>450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4559" calcext:value-type="float">
            <text:p>455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4579" calcext:value-type="float">
            <text:p>45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4609" calcext:value-type="float">
            <text:p>460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4610" calcext:value-type="float">
            <text:p>4610</text:p>
          </table:table-cell>
          <table:table-cell office:value-type="float" office:value="4649" calcext:value-type="float">
            <text:p>464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4719" calcext:value-type="float">
            <text:p>471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4769" calcext:value-type="float">
            <text:p>4769</text:p>
          </table:table-cell>
        </table:table-row>
      </table:table>
      <table:table table:name="Ramales FCGBM" table:style-name="ta2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" table:number-columns-repeated="1017" table:default-cell-style-name="Default"/>
        <table:table-row table:style-name="ro2">
          <table:table-cell table:style-name="ce4" office:value-type="string" calcext:value-type="string">
            <text:p>Código</text:p>
          </table:table-cell>
          <table:table-cell table:style-name="ce4" office:value-type="string" calcext:value-type="string">
            <text:p>Punto inicial</text:p>
          </table:table-cell>
          <table:table-cell table:style-name="ce4" office:value-type="string" calcext:value-type="string">
            <text:p>Punto final</text:p>
          </table:table-cell>
          <table:table-cell table:style-name="ce4" office:value-type="string" calcext:value-type="string">
            <text:p>Progresiva inicial</text:p>
          </table:table-cell>
          <table:table-cell table:style-name="ce4" office:value-type="string" calcext:value-type="string">
            <text:p>Progresiva final</text:p>
          </table:table-cell>
          <table:table-cell table:style-name="ce3" office:value-type="string" calcext:value-type="string">
            <text:p>Código est. inicial</text:p>
          </table:table-cell>
          <table:table-cell table:style-name="ce3" office:value-type="string" calcext:value-type="string">
            <text:p>Código est. final</text:p>
          </table:table-cell>
          <table:table-cell table:style-name="ce3" table:number-columns-repeated="1017"/>
        </table:table-row>
        <table:table-row table:style-name="ro2">
          <table:table-cell table:style-name="ce5" office:value-type="string" calcext:value-type="string">
            <text:p>LP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ucumán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01" calcext:value-type="float">
            <text:p>22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2230" calcext:value-type="float">
            <text:p>223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g Maschwitz</text:p>
          </table:table-cell>
          <table:table-cell office:value-type="string" calcext:value-type="string">
            <text:p>Dique Luján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2234" calcext:value-type="float">
            <text:p>223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igre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2253" calcext:value-type="float">
            <text:p>225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gues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273" calcext:value-type="float">
            <text:p>227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2280" calcext:value-type="float">
            <text:p>228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Pergamino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2303" calcext:value-type="float">
            <text:p>230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Nicolás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2317" calcext:value-type="float">
            <text:p>2317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Kilóm. 7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2320" calcext:value-type="float">
            <text:p>232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Cañada de Gómez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2335" calcext:value-type="float">
            <text:p>233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2386" calcext:value-type="float">
            <text:p>238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Guatimozín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2399" calcext:value-type="float">
            <text:p>239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Rosario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409" calcext:value-type="float">
            <text:p>240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Santa Isabel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22" calcext:value-type="float">
            <text:p>242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2482" calcext:value-type="float">
            <text:p>248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 (vía Casilda)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2529" calcext:value-type="float">
            <text:p>252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San Ricardo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552" calcext:value-type="float">
            <text:p>2552</text:p>
          </table:table-cell>
          <table:table-cell office:value-type="float" office:value="2560" calcext:value-type="float">
            <text:p>256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Chucul</text:p>
          </table:table-cell>
          <table:table-cell table:number-columns-repeated="2"/>
          <table:table-cell office:value-type="float" office:value="2561" calcext:value-type="float">
            <text:p>2561</text:p>
          </table:table-cell>
          <table:table-cell office:value-type="float" office:value="2583" calcext:value-type="float">
            <text:p>258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2597" calcext:value-type="float">
            <text:p>259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Río Segundo</text:p>
          </table:table-cell>
          <table:table-cell table:number-columns-repeated="2"/>
          <table:table-cell office:value-type="float" office:value="2598" calcext:value-type="float">
            <text:p>2598</text:p>
          </table:table-cell>
          <table:table-cell office:value-type="float" office:value="2619" calcext:value-type="float">
            <text:p>261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Santa Fe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La Rubia (vía Garibaldi)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office:value-type="float" office:value="2673" calcext:value-type="float">
            <text:p>267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2696" calcext:value-type="float">
            <text:p>269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697" calcext:value-type="float">
            <text:p>2697</text:p>
          </table:table-cell>
          <table:table-cell office:value-type="float" office:value="2712" calcext:value-type="float">
            <text:p>271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Río Tercero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office:value-type="float" office:value="2725" calcext:value-type="float">
            <text:p>272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ames Craik</text:p>
          </table:table-cell>
          <table:table-cell office:value-type="string" calcext:value-type="string">
            <text:p>Comechingones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Alta Gracia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2740" calcext:value-type="float">
            <text:p>274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r. de Olmos, L. A.</text:p>
          </table:table-cell>
          <table:table-cell office:value-type="string" calcext:value-type="string">
            <text:p>De la Quintana, J.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office:value-type="float" office:value="2750" calcext:value-type="float">
            <text:p>275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Dumesnil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csina</text:p>
          </table:table-cell>
          <table:table-cell office:value-type="string" calcext:value-type="string">
            <text:p>Malagüeño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7" calcext:value-type="float">
            <text:p>2767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Forres</text:p>
          </table:table-cell>
          <table:table-cell table:number-columns-repeated="2"/>
          <table:table-cell office:value-type="float" office:value="2768" calcext:value-type="float">
            <text:p>2768</text:p>
          </table:table-cell>
          <table:table-cell office:value-type="float" office:value="2797" calcext:value-type="float">
            <text:p>2797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a Banda</text:p>
          </table:table-cell>
          <table:table-cell office:value-type="string" calcext:value-type="string">
            <text:p>Santiago del Estero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 office:value-type="float" office:value="2805" calcext:value-type="float">
            <text:p>28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2806" calcext:value-type="float">
            <text:p>2806</text:p>
          </table:table-cell>
          <table:table-cell office:value-type="float" office:value="2808" calcext:value-type="float">
            <text:p>2808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evil Pozo</text:p>
          </table:table-cell>
          <table:table-cell office:value-type="string" calcext:value-type="string">
            <text:p>Burruyacú</text:p>
          </table:table-cell>
          <table:table-cell table:number-columns-repeated="2"/>
          <table:table-cell office:value-type="float" office:value="2809" calcext:value-type="float">
            <text:p>2809</text:p>
          </table:table-cell>
          <table:table-cell office:value-type="float" office:value="2830" calcext:value-type="float">
            <text:p>283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lla Diego</text:p>
          </table:table-cell>
          <table:table-cell office:value-type="string" calcext:value-type="string">
            <text:p>Almirante Solier</text:p>
          </table:table-cell>
          <table:table-cell table:number-columns-repeated="2"/>
          <table:table-cell office:value-type="float" office:value="2831" calcext:value-type="float">
            <text:p>2831</text:p>
          </table:table-cell>
          <table:table-cell office:value-type="float" office:value="2892" calcext:value-type="float">
            <text:p>2892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s Termas de Río Hondo</text:p>
          </table:table-cell>
          <table:table-cell table:number-columns-repeated="3"/>
          <table:table-cell office:value-type="float" office:value="2893" calcext:value-type="float">
            <text:p>289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raná FCGBM</text:p>
          </table:table-cell>
          <table:table-cell table:number-columns-repeated="3"/>
          <table:table-cell office:value-type="float" office:value="2894" calcext:value-type="float">
            <text:p>2894</text:p>
          </table:table-cell>
          <table:table-cell table:number-columns-repeated="1018"/>
        </table:table-row>
      </table:table>
      <table:table table:name="Códigos estaciones FCDF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gar Cros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ase Company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pe Riel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tlevsen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xpreso Villalonga Furlong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Gofre Carbone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rnational Harvester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sey Harri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oberts Pusterla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almolive ltda.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. A. R. A. S. R.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ballito (Carg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ball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lla L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in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Liniers (Almacen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iers (Tall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iudad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amos Mej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aedo, M. J. (Carg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aedo, M. J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or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aste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tuzaing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an Antonio de Pad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e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aso del Rey (Pda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a Reja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Álvarez, 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s Malvinas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eneral Rodrí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 Fraternidad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zica y Torrezuri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uj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Jáureg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Oliv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Gow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arcía, M. J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uipa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áez, Rom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yarza, Emi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Huergo, Pale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oronel 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Coronel Segu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War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General O' B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Zaval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Quirno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ya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inco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lsa (Pda.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Dussa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eneral Pi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zos Ka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oronel Gr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osta, Edu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megh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o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Drab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o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Villeg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r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nderal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Larroudé, Bern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iró, Mar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el Lagos, H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Van Praet, A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Realic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im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Quetrequ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anc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hamaic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ómez, Casim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ueva Gal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rtu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Ba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oll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Un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lóm. 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a Maro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nalej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La M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os Huarpes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Kilóm. 882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Desvío Kilóm. 884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Colonia Alv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armen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itu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rosti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hivilcoy N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hivilcoy S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enít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lber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r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Mech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echa (Trasbordo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rag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lasco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Denne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 de 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Fre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mbace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a Dor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Casares, Car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Gua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cl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ehuaj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dero, Fran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so, Juan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eru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imera Ju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renque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a Zan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i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Bocayu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ellegri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De B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atril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Lonqui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 Gl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rib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ngu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anta R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ón, C. 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 Tej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Neild, R. J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Quiro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onel M. de H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Kilóm. 322 (Ap.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as Tosc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alas, Car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im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Teje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anta Iné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lonia Ser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er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mé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San Mau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onzález Mo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Trebola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Gral. 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Gral. Pico “Droguería Pico S. A. C. I.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etile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te Niev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astex, Eduar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oe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h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Desvío Kilóm. 6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ucan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te. Gral. Mitre, 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Desvío Kilóm. 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Luan T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vent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ictor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elé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Tre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ra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leufú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ichú Hui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a Maruj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Ing. Fos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rizo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San Lui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office:value-type="float" office:value="1239" calcext:value-type="float">
            <office:annotation office:display="true" draw:style-name="gr1" draw:text-style-name="P2" svg:width="28.99mm" svg:height="13.86mm" svg:x="118.43mm" svg:y="788.76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239</text:p>
          </table:table-cell>
          <table:table-cell table:style-name="ce6" office:value-type="string" calcext:value-type="string">
            <text:p>Queh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0" calcext:value-type="float">
            <text:p>1240</text:p>
          </table:table-cell>
          <table:table-cell table:style-name="ce6" office:value-type="string" calcext:value-type="string">
            <text:p>Gral. Ach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1" calcext:value-type="float">
            <text:p>1241</text:p>
          </table:table-cell>
          <table:table-cell table:style-name="ce6" office:value-type="string" calcext:value-type="string">
            <text:p>Unan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2" calcext:value-type="float">
            <text:p>1242</text:p>
          </table:table-cell>
          <table:table-cell table:style-name="ce6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3" calcext:value-type="float">
            <text:p>1243</text:p>
          </table:table-cell>
          <table:table-cell table:style-name="ce6" office:value-type="string" calcext:value-type="string">
            <text:p>Huca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4" calcext:value-type="float">
            <text:p>1244</text:p>
          </table:table-cell>
          <table:table-cell table:style-name="ce6" office:value-type="string" calcext:value-type="string">
            <text:p>Abram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s Told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hanc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 Triu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ortín Vigila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obe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aste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nc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eref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uen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Prade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dar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ansire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illa Sau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tendente Alv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eball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je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lta Ita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jeda – Ing. Luigg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mbajador Mart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Ing. Luigg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lide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Córdob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valle, Ricard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aluch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Vért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peluz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Berg, Carlos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Dor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ri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uemú Quem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né, Mig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Rel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vanowsk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Murature, Francis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z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h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Rive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uergo, Delfí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Gascón, E. A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nónigo, Gorri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arreguei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gó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lbariñ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Duh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ra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30 de Ago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a Porteñ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Tres L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Ing. Thomp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llique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Fatra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Lago Epecué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office:value-type="float" office:value="1511" calcext:value-type="float">
            <office:annotation office:display="true" draw:style-name="gr1" draw:text-style-name="P2" svg:width="28.99mm" svg:height="13.86mm" svg:x="118.43mm" svg:y="1046.15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511</text:p>
          </table:table-cell>
          <table:table-cell table:style-name="ce6" office:value-type="string" calcext:value-type="string">
            <text:p>Agencia Lago Epecué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2" calcext:value-type="float">
            <text:p>1512</text:p>
          </table:table-cell>
          <table:table-cell table:style-name="ce6" office:value-type="string" calcext:value-type="string">
            <text:p>Bernasconi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3" calcext:value-type="float">
            <text:p>1513</text:p>
          </table:table-cell>
          <table:table-cell table:style-name="ce6" office:value-type="string" calcext:value-type="string">
            <text:p>Gral. San Martí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4" calcext:value-type="float">
            <text:p>1514</text:p>
          </table:table-cell>
          <table:table-cell table:style-name="ce6" office:value-type="string" calcext:value-type="string">
            <text:p>Aráuz, Jacint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5" calcext:value-type="float">
            <text:p>1515</text:p>
          </table:table-cell>
          <table:table-cell table:style-name="ce6" office:value-type="string" calcext:value-type="string">
            <text:p>Villa Iri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6" calcext:value-type="float">
            <text:p>1516</text:p>
          </table:table-cell>
          <table:table-cell table:style-name="ce6" office:value-type="string" calcext:value-type="string">
            <text:p>Rivade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7" calcext:value-type="float">
            <text:p>1517</text:p>
          </table:table-cell>
          <table:table-cell table:style-name="ce6" office:value-type="string" calcext:value-type="string">
            <text:p>Estel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ómez, Valentí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guston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ña, Alfr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uelé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olonia Baró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yer, Mau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nifre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Quenum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raciare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Los Gauchos (Ap.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nchorena, T. 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Riglos, Man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erea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atteone, Artu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res Lagun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Roló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dal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acach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treuc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Dob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ñada Marian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vestru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uatrach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mecó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Gral. Campos, M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puyac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Alpachi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undbl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Lért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ehuel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 Zanja – Tres Loma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Caiomu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eubucó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Yutuya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ilóm. 321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rena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Kilóm. 352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Kilóm. 35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Kilóm. 38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Kilóm. 393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La Limp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Fernández, Máxi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an Emi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La Delf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Kilóm. 282 (Ap.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ell,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Gobernador Ugar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esidente Quinta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nder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Ing. Brian, Santiago (Pda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an Jus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blad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tad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Kilóm. 29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Kilóm. 34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6" calcext:value-type="float">
            <text:p>1746</text:p>
          </table:table-cell>
          <table:table-cell table:style-name="ce7" office:value-type="string" calcext:value-type="string">
            <office:annotation office:display="true" draw:style-name="gr1" draw:text-style-name="P2" svg:width="28.99mm" svg:height="13.86mm" svg:x="181.24mm" svg:y="1326.11mm" draw:caption-point-x="-6.1mm" draw:caption-point-y="15.1mm">
              <dc:creator>ASB</dc:creator>
              <dc:date>2015-01-18T00:00:00</dc:date>
              <text:p text:style-name="P1"><text:span text:style-name="T1">Revisar las estaciones que faltan.</text:span></text:p>
            </office:annotation>
            <text:p>Santa Catali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errari, Agustín (Pda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costa, Mar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az, Marc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Kilóm. 58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Horn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Las Her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Kilóm, 76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Zapi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</table:table>
      <table:table table:name="Ramales FCDFS" table:style-name="ta2">
        <office:forms form:automatic-focus="false" form:apply-design-mode="false"/>
        <table:table-column table:style-name="co1" table:default-cell-style-name="ce4"/>
        <table:table-column table:style-name="co14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3"/>
        <table:table-column table:style-name="co13" table:default-cell-style-name="ce3"/>
        <table:table-column table:style-name="co1" table:number-columns-repeated="1017" table:default-cell-style-name="ce3"/>
        <table:table-row table:style-name="ro2">
          <table:table-cell office:value-type="string" calcext:value-type="string">
            <text:p>Código</text:p>
          </table:table-cell>
          <table:table-cell office:value-type="string" calcext:value-type="string">
            <text:p>Punto inicial</text:p>
          </table:table-cell>
          <table:table-cell office:value-type="string" calcext:value-type="string">
            <text:p>Punto final</text:p>
          </table:table-cell>
          <table:table-cell office:value-type="string" calcext:value-type="string">
            <text:p>Progresiva inicial</text:p>
          </table:table-cell>
          <table:table-cell office:value-type="string" calcext:value-type="string">
            <text:p>Progresiva final</text:p>
          </table:table-cell>
          <table:table-cell office:value-type="string" calcext:value-type="string">
            <text:p>Código est. inicial</text:p>
          </table:table-cell>
          <table:table-cell office:value-type="string" calcext:value-type="string">
            <text:p>Código est. final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Default" table:number-columns-repeated="1023"/>
        </table:table-row>
      </table:table>
      <table:table table:name="Códigos de ferrocarriles" table:style-name="ta3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" table:number-columns-repeated="1022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Ferrocarril</text:p>
          </table:table-cell>
          <table:table-cell table:style-name="ce3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CGBM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rrocarriles Patagónicos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CGSM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CGU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rrocarriles extranjero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15:20:59.144548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4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88</meta:editing-cycles>
    <dc:date>2015-01-29T15:48:52.966372320</dc:date>
    <meta:creation-date>2015-01-15T10:24:48.410189360</meta:creation-date>
    <meta:editing-duration>PT17H11M11S</meta:editing-duration>
    <dc:creator>Ariel Becker</dc:creator>
    <meta:document-statistic meta:table-count="8" meta:cell-count="3424" meta:object-count="0"/>
  </office:meta>
</office:document-meta>
</file>